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6903in" table:align="margins"/>
    </style:style>
    <style:style style:name="Table2.A" style:family="table-column">
      <style:table-column-properties style:column-width="2.229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896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9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language="pl" fo:country="PL" officeooo:rsid="001bf3a2" officeooo:paragraph-rsid="001bf3a2" style:font-size-asian="14pt" style:font-size-complex="14pt"/>
    </style:style>
    <style:style style:name="P4" style:family="paragraph" style:parent-style-name="Standard">
      <style:text-properties fo:language="pl" fo:country="PL" officeooo:paragraph-rsid="001a34d1"/>
    </style:style>
    <style:style style:name="P5" style:family="paragraph" style:parent-style-name="Standard">
      <style:text-properties fo:language="pl" fo:country="PL" officeooo:rsid="0046d9e1" officeooo:paragraph-rsid="0046d9e1"/>
    </style:style>
    <style:style style:name="P6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4pt" fo:language="pl" fo:country="PL" officeooo:rsid="001bf3a2" officeooo:paragraph-rsid="001bf3a2" style:font-size-asian="14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color="#669900" fo:font-size="12pt" fo:language="pl" fo:country="PL" fo:font-weight="normal" officeooo:rsid="001bf3a2" officeooo:paragraph-rsid="001bf3a2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6d9e1" officeooo:paragraph-rsid="0046d9e1"/>
    </style:style>
    <style:style style:name="P9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14ad7" officeooo:paragraph-rsid="00414ad7"/>
    </style:style>
    <style:style style:name="P1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ee8ee" officeooo:paragraph-rsid="004ee8ee"/>
    </style:style>
    <style:style style:name="P1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41ec6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fo:language="pl" fo:country="PL" officeooo:rsid="001bf3a2" officeooo:paragraph-rsid="001bf3a2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fo:language="pl" fo:country="PL" officeooo:rsid="001f55c6" officeooo:paragraph-rsid="005a9fff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5a9fff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22f20e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5a9fff" style:font-size-asian="10.5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fo:language="pl" fo:country="PL" officeooo:rsid="0022f20e" officeooo:paragraph-rsid="0026946c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24c754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5a9fff" style:font-size-asian="10.5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fo:language="pl" fo:country="PL" officeooo:rsid="0025f155" officeooo:paragraph-rsid="0025f155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5a9fff" style:font-size-asian="10.5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5b3c2b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2c75a5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0d3fa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b3c2b" style:font-size-asian="10.5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font-size="12pt" fo:language="pl" fo:country="PL" officeooo:rsid="002c75a5" officeooo:paragraph-rsid="005b3c2b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5b3c2b" style:font-size-asian="10.5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fo:language="pl" fo:country="PL" officeooo:rsid="002f076c" officeooo:paragraph-rsid="005b3c2b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2f23e6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5b3c2b" style:font-size-asian="10.5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fo:font-size="12pt" fo:language="pl" fo:country="PL" officeooo:rsid="002f23e6" officeooo:paragraph-rsid="005b3c2b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size="12pt" fo:language="pl" fo:country="PL" officeooo:rsid="0030e47c" officeooo:paragraph-rsid="005b3c2b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fo:language="pl" fo:country="PL" officeooo:rsid="0031abfe" officeooo:paragraph-rsid="0031abfe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font-size="12pt" fo:language="pl" fo:country="PL" officeooo:rsid="00350b03" officeooo:paragraph-rsid="005b3c2b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5b3c2b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9e2d7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e6898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5a9fff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5b4e3d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5a9fff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75715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a9fff" style:font-size-asian="10.5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fo:font-size="12pt" fo:language="pl" fo:country="PL" officeooo:rsid="00575715" officeooo:paragraph-rsid="00575715" style:font-size-asian="10.5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fo:font-size="12pt" fo:language="pl" fo:country="PL" officeooo:rsid="003b9850" officeooo:paragraph-rsid="005b4e3d" style:font-size-asian="10.5pt" style:font-size-complex="12pt"/>
    </style:style>
    <style:style style:name="P67" style:family="paragraph" style:parent-style-name="Table_20_Contents">
      <style:text-properties fo:color="#3399ff" fo:language="pl" fo:country="PL" officeooo:rsid="0046d9e1" officeooo:paragraph-rsid="0046d9e1"/>
    </style:style>
    <style:style style:name="P68" style:family="paragraph" style:parent-style-name="Table_20_Contents">
      <style:text-properties fo:color="#3399ff" fo:language="pl" fo:country="PL" officeooo:rsid="00484d16" officeooo:paragraph-rsid="00484d16"/>
    </style:style>
    <style:style style:name="P69" style:family="paragraph" style:parent-style-name="Table_20_Contents">
      <style:paragraph-properties fo:text-align="center" style:justify-single-word="false"/>
      <style:text-properties fo:language="pl" fo:country="PL" officeooo:rsid="0046d9e1" officeooo:paragraph-rsid="0046d9e1"/>
    </style:style>
    <style:style style:name="P70" style:family="paragraph" style:parent-style-name="Table_20_Contents">
      <style:text-properties fo:language="pl" fo:country="PL" officeooo:rsid="0046d9e1" officeooo:paragraph-rsid="0046d9e1"/>
    </style:style>
    <style:style style:name="P71" style:family="paragraph" style:parent-style-name="Table_20_Contents">
      <style:paragraph-properties fo:text-align="justify" style:justify-single-word="false"/>
      <style:text-properties fo:language="pl" fo:country="PL" officeooo:rsid="0046d9e1" officeooo:paragraph-rsid="0046d9e1"/>
    </style:style>
    <style:style style:name="P72" style:family="paragraph" style:parent-style-name="Table_20_Contents">
      <style:text-properties fo:language="pl" fo:country="PL" officeooo:rsid="0047506f" officeooo:paragraph-rsid="0047506f"/>
    </style:style>
    <style:style style:name="P73" style:family="paragraph" style:parent-style-name="Table_20_Contents">
      <style:text-properties fo:language="pl" fo:country="PL" officeooo:rsid="00484d16" officeooo:paragraph-rsid="004a0423"/>
    </style:style>
    <style:style style:name="P74" style:family="paragraph" style:parent-style-name="Table_20_Contents">
      <style:text-properties fo:language="pl" fo:country="PL" officeooo:rsid="0054924b" officeooo:paragraph-rsid="0054924b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pl" fo:country="PL" officeooo:rsid="001bf3a2" officeooo:paragraph-rsid="001bf3a2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pl" fo:country="PL" officeooo:rsid="0046d9e1" officeooo:paragraph-rsid="0046d9e1"/>
    </style:style>
    <style:style style:name="P7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4pt" fo:language="pl" fo:country="PL" officeooo:rsid="0046d9e1" officeooo:paragraph-rsid="0046d9e1" style:font-size-asian="14pt" style:font-size-complex="14pt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fo:language="pl" fo:country="PL" officeooo:rsid="0046d9e1" officeooo:paragraph-rsid="0046d9e1"/>
    </style:style>
    <style:style style:name="P79" style:family="paragraph" style:parent-style-name="Table_20_Contents">
      <style:paragraph-properties fo:text-align="justify" style:justify-single-word="false"/>
      <style:text-properties fo:font-size="12pt" fo:language="pl" fo:country="PL" fo:font-style="normal" officeooo:rsid="002a139d" officeooo:paragraph-rsid="005b3c2b" style:font-size-asian="10.5pt" style:font-style-asian="normal" style:font-size-complex="12pt" style:font-style-complex="normal"/>
    </style:style>
    <style:style style:name="P80" style:family="paragraph" style:parent-style-name="Table_20_Contents">
      <style:paragraph-properties fo:text-align="justify" style:justify-single-word="false"/>
      <style:text-properties fo:font-size="12pt" fo:language="pl" fo:country="PL" officeooo:rsid="005f5f2d" officeooo:paragraph-rsid="005f5f2d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5f5f2d" style:font-size-asian="10.5pt" style:font-size-complex="12pt"/>
    </style:style>
    <style:style style:name="T1" style:family="text">
      <style:text-properties fo:color="#6699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68d1a" style:font-weight-asian="bold" style:font-weight-complex="bold"/>
    </style:style>
    <style:style style:name="T4" style:family="text">
      <style:text-properties fo:font-weight="bold" officeooo:rsid="00392954" style:font-weight-asian="bold" style:font-weight-complex="bold"/>
    </style:style>
    <style:style style:name="T5" style:family="text">
      <style:text-properties fo:font-weight="bold" officeooo:rsid="003e6898" style:font-weight-asian="bold" style:font-weight-complex="bold"/>
    </style:style>
    <style:style style:name="T6" style:family="text">
      <style:text-properties fo:font-weight="bold" officeooo:rsid="005b3c2b" style:font-weight-asian="bold" style:font-weight-complex="bold"/>
    </style:style>
    <style:style style:name="T7" style:family="text">
      <style:text-properties fo:font-weight="bold" officeooo:rsid="005bac1f" style:font-weight-asian="bold" style:font-weight-complex="bold"/>
    </style:style>
    <style:style style:name="T8" style:family="text">
      <style:text-properties fo:font-weight="bold" officeooo:rsid="005f5f2d" style:font-weight-asian="bold" style:font-weight-complex="bold"/>
    </style:style>
    <style:style style:name="T9" style:family="text">
      <style:text-properties fo:font-weight="bold" officeooo:rsid="0060c4f5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6946c" style:font-style-asian="italic" style:font-style-complex="italic"/>
    </style:style>
    <style:style style:name="T12" style:family="text">
      <style:text-properties fo:font-style="italic" officeooo:rsid="0031abfe" style:font-style-asian="italic" style:font-style-complex="italic"/>
    </style:style>
    <style:style style:name="T13" style:family="text">
      <style:text-properties fo:font-style="italic" officeooo:rsid="00368d1a" style:font-style-asian="italic" style:font-style-complex="italic"/>
    </style:style>
    <style:style style:name="T14" style:family="text">
      <style:text-properties fo:font-style="italic" officeooo:rsid="00392954" style:font-style-asian="italic" style:font-style-complex="italic"/>
    </style:style>
    <style:style style:name="T15" style:family="text">
      <style:text-properties fo:font-style="italic" officeooo:rsid="0039e2d7" style:font-style-asian="italic" style:font-style-complex="italic"/>
    </style:style>
    <style:style style:name="T16" style:family="text">
      <style:text-properties fo:font-style="italic" officeooo:rsid="005b4e3d" style:font-style-asian="italic" style:font-style-complex="italic"/>
    </style:style>
    <style:style style:name="T17" style:family="text">
      <style:text-properties fo:color="#3399ff"/>
    </style:style>
    <style:style style:name="T18" style:family="text">
      <style:text-properties fo:color="#3399ff" style:text-underline-style="none"/>
    </style:style>
    <style:style style:name="T19" style:family="text">
      <style:text-properties fo:color="#3399ff" style:text-underline-style="none" fo:font-weight="bold" officeooo:rsid="00484d16" style:font-weight-asian="bold" style:font-weight-complex="bold"/>
    </style:style>
    <style:style style:name="T20" style:family="text">
      <style:text-properties fo:color="#3399ff" style:text-underline-style="none" officeooo:rsid="00590417"/>
    </style:style>
    <style:style style:name="T21" style:family="text">
      <style:text-properties fo:color="#3399ff" style:text-underline-style="none" officeooo:rsid="005a9fff"/>
    </style:style>
    <style:style style:name="T22" style:family="text">
      <style:text-properties fo:color="#3399ff" fo:font-size="12pt" fo:font-weight="normal" officeooo:rsid="004a0423" style:font-size-asian="10.5pt" style:font-weight-asian="normal" style:font-size-complex="12pt" style:font-weight-complex="normal"/>
    </style:style>
    <style:style style:name="T23" style:family="text">
      <style:text-properties fo:color="#3399ff" officeooo:rsid="005a9fff"/>
    </style:style>
    <style:style style:name="T24" style:family="text">
      <style:text-properties fo:color="#3399ff" officeooo:rsid="005daa4e"/>
    </style:style>
    <style:style style:name="T25" style:family="text">
      <style:text-properties officeooo:rsid="0021930e"/>
    </style:style>
    <style:style style:name="T26" style:family="text">
      <style:text-properties officeooo:rsid="0022f20e"/>
    </style:style>
    <style:style style:name="T27" style:family="text">
      <style:text-properties officeooo:rsid="002a139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a139d" style:font-style-asian="normal" style:font-style-complex="normal"/>
    </style:style>
    <style:style style:name="T30" style:family="text">
      <style:text-properties fo:font-style="normal" officeooo:rsid="00392954" style:font-style-asian="normal" style:font-style-complex="normal"/>
    </style:style>
    <style:style style:name="T31" style:family="text">
      <style:text-properties fo:font-style="normal" officeooo:rsid="00350b03" style:font-style-asian="normal" style:font-style-complex="normal"/>
    </style:style>
    <style:style style:name="T32" style:family="text">
      <style:text-properties fo:font-style="normal" officeooo:rsid="005b3c2b" style:font-style-asian="normal" style:font-style-complex="normal"/>
    </style:style>
    <style:style style:name="T33" style:family="text">
      <style:text-properties officeooo:rsid="0031abfe"/>
    </style:style>
    <style:style style:name="T34" style:family="text">
      <style:text-properties officeooo:rsid="00333881"/>
    </style:style>
    <style:style style:name="T35" style:family="text">
      <style:text-properties officeooo:rsid="00368d1a"/>
    </style:style>
    <style:style style:name="T36" style:family="text">
      <style:text-properties officeooo:rsid="00392954"/>
    </style:style>
    <style:style style:name="T37" style:family="text">
      <style:text-properties officeooo:rsid="003e6898"/>
    </style:style>
    <style:style style:name="T38" style:family="text">
      <style:text-properties officeooo:rsid="003fc5de"/>
    </style:style>
    <style:style style:name="T39" style:family="text">
      <style:text-properties fo:language="pl" fo:country="PL" officeooo:rsid="0041ec6d"/>
    </style:style>
    <style:style style:name="T40" style:family="text">
      <style:text-properties fo:language="pl" fo:country="PL" style:text-underline-style="none" fo:font-weight="bold" officeooo:rsid="00443a15" style:font-weight-asian="bold" style:font-weight-complex="bold"/>
    </style:style>
    <style:style style:name="T41" style:family="text">
      <style:text-properties fo:language="pl" fo:country="PL" style:text-underline-style="none" fo:font-weight="normal" officeooo:rsid="00443a15" style:font-weight-asian="normal" style:font-weight-complex="normal"/>
    </style:style>
    <style:style style:name="T42" style:family="text">
      <style:text-properties officeooo:rsid="0046d9e1"/>
    </style:style>
    <style:style style:name="T43" style:family="text">
      <style:text-properties officeooo:rsid="00484d16"/>
    </style:style>
    <style:style style:name="T44" style:family="text">
      <style:text-properties fo:font-size="12pt" fo:font-weight="bold" officeooo:rsid="002f23e6" style:font-size-asian="10.5pt" style:font-weight-asian="bold" style:font-size-complex="12pt" style:font-weight-complex="bold"/>
    </style:style>
    <style:style style:name="T45" style:family="text">
      <style:text-properties fo:font-size="12pt" fo:font-weight="normal" officeooo:rsid="002f23e6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4a0423" style:font-size-asian="10.5pt" style:font-weight-asian="normal" style:font-size-complex="12pt" style:font-weight-complex="normal"/>
    </style:style>
    <style:style style:name="T47" style:family="text">
      <style:text-properties fo:font-size="12pt" style:text-underline-style="none" fo:font-weight="bold" officeooo:rsid="004a0423" style:font-size-asian="10.5pt" style:font-weight-asian="bold" style:font-size-complex="12pt" style:font-weight-complex="bold"/>
    </style:style>
    <style:style style:name="T48" style:family="text">
      <style:text-properties officeooo:rsid="004a0423"/>
    </style:style>
    <style:style style:name="T49" style:family="text">
      <style:text-properties officeooo:rsid="004b95f1"/>
    </style:style>
    <style:style style:name="T50" style:family="text">
      <style:text-properties officeooo:rsid="004c3a92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fo:font-weight="bold" style:font-weight-asian="bold" style:font-weight-complex="bold"/>
    </style:style>
    <style:style style:name="T53" style:family="text">
      <style:text-properties style:text-underline-style="none" officeooo:rsid="005b3c2b"/>
    </style:style>
    <style:style style:name="T54" style:family="text">
      <style:text-properties fo:color="#000000" officeooo:rsid="0055b61e"/>
    </style:style>
    <style:style style:name="T55" style:family="text">
      <style:text-properties officeooo:rsid="005b3c2b"/>
    </style:style>
    <style:style style:name="T56" style:family="text">
      <style:text-properties officeooo:rsid="00350b03"/>
    </style:style>
    <style:style style:name="T57" style:family="text">
      <style:text-properties officeooo:rsid="005f5f2d"/>
    </style:style>
    <style:style style:name="T58" style:family="text">
      <style:text-properties officeooo:rsid="0060c4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<text:span text:style-name="T38">OPIS</text:span> BIBLIOTEKI</text:p>
      <text:p text:style-name="P4"/>
      <text:p text:style-name="P12">Biblioteka «matrix» ma cel przedstawić użytkownikowi funkcji do posługiwania się na macierzach .</text:p>
      <text:p text:style-name="P9">Funkcji tej biblioteki faktycznie przejmują znaczenia wejściowych macierzy przez wartość. To pozwala bezpiecznie używać jako wejściowy i wyjściowy parametr tą samą macierz bez wycieków pamięci.</text:p>
      <text:p text:style-name="P10">Do tworzenia macierzy trzeba korzystać z funkcji <text:a xlink:type="simple" xlink:href="#make_matrix" text:style-name="Internet_20_link" text:visited-style-name="Visited_20_Internet_20_Link"><text:span text:style-name="T52">make_matrix</text:span></text:a>.</text:p>
      <text:p text:style-name="P11"><text:span text:style-name="T39">Każdą macierz po wykorzystaniu trzeba zniszczyć za pomocą funkcji </text:span><text:a xlink:type="simple" xlink:href="#delete_matrix" text:style-name="Internet_20_link" text:visited-style-name="Visited_20_Internet_20_Link"><text:span text:style-name="T40">delete_matrix</text:span></text:a><text:span text:style-name="T41">.</text:span></text:p>
      <text:p text:style-name="P75"/>
      <text:p text:style-name="P77">2 OPIS DANYCH</text:p>
      <text:p text:style-name="P7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9">Typ danych</text:p>
          </table:table-cell>
          <table:table-cell table:style-name="Table2.A1" office:value-type="string">
            <text:p text:style-name="P69">Pola</text:p>
          </table:table-cell>
          <table:table-cell table:style-name="Table2.C1" office:value-type="string">
            <text:p text:style-name="P69">Opis typu</text:p>
          </table:table-cell>
        </table:table-row>
        <table:table-row>
          <table:table-cell table:style-name="Table2.A2" table:number-rows-spanned="5" office:value-type="string">
            <text:p text:style-name="P67"><text:bookmark-start text:name="matrix"/>matrix<text:bookmark-end text:name="matrix"/></text:p>
          </table:table-cell>
          <table:table-cell table:style-name="Table2.B2" table:number-columns-spanned="2" office:value-type="string">
            <text:p text:style-name="P71">Struktura danych, realizująca abstrakcję macierzy.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5"><text:span text:style-name="T17">double</text:span> **array</text:p>
          </table:table-cell>
          <table:table-cell table:style-name="Table2.B2" office:value-type="string">
            <text:p text:style-name="P70">Macierz dwuwymiarowa typu <text:span text:style-name="T17">double</text:span>. Dostęp do elementów odbywa się jak do zwyczajnej dwuwymiarowej tablicy: array[i][j].</text:p>
          </table:table-cell>
        </table:table-row>
        <table:table-row>
          <table:covered-table-cell/>
          <table:table-cell table:style-name="Table2.A2" office:value-type="string">
            <text:p text:style-name="P70"><text:span text:style-name="T17">int</text:span> n_rows</text:p>
          </table:table-cell>
          <table:table-cell table:style-name="Table2.B2" office:value-type="string">
            <text:p text:style-name="P72">Liczba wierszy macierzy. Wartość zostaje nadawana przez funkcji biblioteki. Ręczne nadawanie temu polowi wartości spowoduje nieokreślone zachowanie się programu.</text:p>
          </table:table-cell>
        </table:table-row>
        <table:table-row>
          <table:covered-table-cell/>
          <table:table-cell table:style-name="Table2.A2" office:value-type="string">
            <text:p text:style-name="P70"><text:span text:style-name="T17">int</text:span> n_columns</text:p>
          </table:table-cell>
          <table:table-cell table:style-name="Table2.B2" office:value-type="string">
            <text:p text:style-name="P72">Liczba kolumn macierzy. Wartość zostaje nadawana przez funkcji biblioteki. Ręczne nadawanie temu polowi wartości spowoduje nieokreślone zachowanie się programu.</text:p>
          </table:table-cell>
        </table:table-row>
        <table:table-row>
          <table:covered-table-cell/>
          <table:table-cell table:style-name="Table2.A2" office:value-type="string">
            <text:p text:style-name="P74"><text:span text:style-name="T17">int</text:span> n_permutations</text:p>
          </table:table-cell>
          <table:table-cell table:style-name="Table2.B2" office:value-type="string">
            <text:p text:style-name="P74">Zawiera liczbę permutacji, które zostały zrobione nad macierzą.</text:p>
          </table:table-cell>
        </table:table-row>
        <table:table-row>
          <table:table-cell table:style-name="Table2.A2" office:value-type="string">
            <text:p text:style-name="P68"><text:bookmark-start text:name="init_user"/>*init_user<text:bookmark-end text:name="init_user"/></text:p>
          </table:table-cell>
          <table:table-cell table:style-name="Table2.B2" table:number-columns-spanned="2" office:value-type="string">
            <text:p text:style-name="P73">Wskaźnik na funkcję o prototypie <text:span text:style-name="T17">double</text:span> foo (<text:span text:style-name="T17">int</text:span>, <text:span text:style-name="T17">int</text:span>). <text:span text:style-name="T48">Ta funkcja wykorzystuje się przy inicjalizacji macierzy przez funkcję </text:span><text:a xlink:type="simple" xlink:href="#init_matrix_by_function" text:style-name="Internet_20_link" text:visited-style-name="Visited_20_Internet_20_Link"><text:span text:style-name="T47">init_matrix_by_function</text:span></text:a><text:span text:style-name="T45">.</text:span><text:span text:style-name="T44"> </text:span><text:span text:style-name="T46">Każdemu elementowi macierzy array[i][j] zostaje przepisana wartość foo(</text:span><text:span text:style-name="T22">int</text:span><text:span text:style-name="T46">, </text:span><text:span text:style-name="T22">int</text:span><text:span text:style-name="T46">), gdzie jako parametry zostają podstawione indeksy bieżącego elementu.</text:span></text:p>
          </table:table-cell>
          <table:covered-table-cell/>
        </table:table-row>
      </table:table>
      <text:p text:style-name="P8"/>
      <text:p text:style-name="P76"/>
      <text:p text:style-name="P78"/>
      <text:p text:style-name="P6"><text:span text:style-name="T42">3</text:span> OPIS FUNKCJI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rototyp funkcji</text:p>
          </table:table-cell>
          <table:table-cell table:style-name="Table1.B1" office:value-type="string">
            <text:p text:style-name="P14">Opis funkcji</text:p>
          </table:table-cell>
        </table:table-row>
        <table:table-row>
          <table:table-cell table:style-name="Table1.A2" office:value-type="string">
            <text:p text:style-name="P13"><text:span text:style-name="T17">double</text:span> <text:span text:style-name="T2">determinant</text:span></text:p>
            <text:p text:style-name="P13">(<text:span text:style-name="T54">IN </text:span><text:span text:style-name="T23">const</text:span> 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15">Zwraca wartość wyznacznika macierzy, podanej jako parametr. <text:span text:style-name="T50">W przypadku błędu zwraca 0, ponieważ zerowy wyznacznik oznacza, że macierz nie jest kwadratowa.</text:span></text:p>
          </table:table-cell>
        </table:table-row>
        <table:table-row>
          <table:table-cell table:style-name="Table1.A3" office:value-type="string">
            <text:p text:style-name="P81"><text:span text:style-name="T17">int</text:span> <text:span text:style-name="T8">add_matrices</text:span></text:p>
            <text:p text:style-name="P81">(IN <text:span text:style-name="T23">const</text:span> <text:a xlink:type="simple" xlink:href="#matrix" text:style-name="Internet_20_link" text:visited-style-name="Visited_20_Internet_20_Link"><text:span text:style-name="T18">matrix</text:span></text:a>*,IN <text:span text:style-name="T23">const</text:span> <text:a xlink:type="simple" xlink:href="#matrix" text:style-name="Internet_20_link" text:visited-style-name="Visited_20_Internet_20_Link"><text:span text:style-name="T18">matrix</text:span></text:a>*, OUT 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3" office:value-type="string">
            <text:p text:style-name="P80">Sumuje dwie macierze wejściowe i zapisuje wynikową macierz do macierzy OUT. <text:span text:style-name="T26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0"><text:span text:style-name="T17">int</text:span> <text:span text:style-name="T3">column</text:span><text:span text:style-name="T2">_mult_on_const</text:span></text:p>
            <text:p text:style-name="P50">(<text:span text:style-name="T17">double</text:span> <text:span text:style-name="T10">factor</text:span>, </text:p>
            <text:p text:style-name="P50"><text:span text:style-name="T17">int </text:span><text:span text:style-name="T10">i_</text:span><text:span text:style-name="T13">column</text:span>, </text:p>
            <text:p text:style-name="P50">MOD<text:span text:style-name="T55">I</text:span>FIED 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51">Mnoży <text:span text:style-name="T35">kolumnę</text:span> <text:span text:style-name="T10">i_</text:span><text:span text:style-name="T13">column</text:span> macierzy MOD<text:span text:style-name="T55">I</text:span>FIED przez wartość <text:span text:style-name="T10">factor</text:span>. <text:span text:style-name="T2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3"><text:span text:style-name="T17">int</text:span> <text:span text:style-name="T4">columns</text:span><text:span text:style-name="T2">_sub</text:span></text:p>
            <text:p text:style-name="P53">(<text:span text:style-name="T17">double</text:span> <text:span text:style-name="T10">factor</text:span>, </text:p>
            <text:p text:style-name="P53"><text:span text:style-name="T17">int</text:span> <text:span text:style-name="T10">i_subtracted_</text:span><text:span text:style-name="T14">column</text:span>, </text:p>
            <text:p text:style-name="P53"><text:span text:style-name="T17">int</text:span> <text:span text:style-name="T10">i_subtracting_</text:span><text:span text:style-name="T14">column</text:span>, <text:a xlink:type="simple" xlink:href="#matrix" text:style-name="Internet_20_link" text:visited-style-name="Visited_20_Internet_20_Link"><text:span text:style-name="T51">MOD</text:span></text:a><text:a xlink:type="simple" xlink:href="#matrix" text:style-name="Internet_20_link" text:visited-style-name="Visited_20_Internet_20_Link"><text:span text:style-name="T53">I</text:span></text:a><text:a xlink:type="simple" xlink:href="#matrix" text:style-name="Internet_20_link" text:visited-style-name="Visited_20_Internet_20_Link"><text:span text:style-name="T51">FIED </text:span></text:a>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55">Odejmuje od <text:span text:style-name="T36">kolumny</text:span> <text:span text:style-name="T10">i_subtracted_</text:span><text:span text:style-name="T14">column</text:span><text:span text:style-name="T10"> </text:span><text:span text:style-name="T28">macierzy </text:span><text:span text:style-name="T31">MOD</text:span><text:span text:style-name="T32">I</text:span><text:span text:style-name="T31">FIED</text:span><text:span text:style-name="T10"> </text:span><text:span text:style-name="T30">kolumnę</text:span><text:span text:style-name="T28"> </text:span><text:span text:style-name="T10">i_subtracting_</text:span><text:span text:style-name="T14">column</text:span><text:span text:style-name="T28">, mnożon</text:span><text:span text:style-name="T30">ą</text:span><text:span text:style-name="T28"> przez </text:span><text:span text:style-name="T10">factor. </text:span><text:span text:style-name="T2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8"><text:span text:style-name="T17">int</text:span> <text:span text:style-name="T2">columns_swap</text:span></text:p>
            <text:p text:style-name="P48">(<text:span text:style-name="T17">int</text:span> <text:span text:style-name="T10">i_col_1</text:span>, <text:span text:style-name="T17">int</text:span> <text:span text:style-name="T10">i_col_2</text:span>, <text:a xlink:type="simple" xlink:href="#matrix" text:style-name="Internet_20_link" text:visited-style-name="Visited_20_Internet_20_Link"><text:span text:style-name="T51">MOD</text:span></text:a><text:a xlink:type="simple" xlink:href="#matrix" text:style-name="Internet_20_link" text:visited-style-name="Visited_20_Internet_20_Link"><text:span text:style-name="T53">I</text:span></text:a><text:a xlink:type="simple" xlink:href="#matrix" text:style-name="Internet_20_link" text:visited-style-name="Visited_20_Internet_20_Link"><text:span text:style-name="T51">FIED </text:span></text:a>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47">Zamienia miejscami <text:span text:style-name="T33">kolumny</text:span> <text:span text:style-name="T10">i_</text:span><text:span text:style-name="T12">col</text:span><text:span text:style-name="T10">_1</text:span> i <text:span text:style-name="T10">i_</text:span><text:span text:style-name="T12">col</text:span><text:span text:style-name="T10">_2</text:span> macierzy <text:span text:style-name="T56">MODIFIED</text:span>. <text:span text:style-name="T2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7"><text:span text:style-name="T17">int</text:span> <text:span text:style-name="T2">copy_</text:span><text:span text:style-name="T5">column</text:span><text:span text:style-name="T2">_to_other_matrix</text:span></text:p>
            <text:p text:style-name="P59">(<text:span text:style-name="T17">int</text:span> <text:span text:style-name="T10">i_source</text:span>, <text:span text:style-name="T17">int</text:span> <text:span text:style-name="T10">i_rece</text:span><text:span text:style-name="T16">i</text:span><text:span text:style-name="T10">ver</text:span>, <text:a xlink:type="simple" xlink:href="#matrix" text:style-name="Internet_20_link" text:visited-style-name="Visited_20_Internet_20_Link"><text:span text:style-name="T51">IN </text:span></text:a><text:a xlink:type="simple" xlink:href="#matrix" text:style-name="Internet_20_link" text:visited-style-name="Visited_20_Internet_20_Link"><text:span text:style-name="T21">const</text:span></text:a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18">matrix </text:span></text:a>*<text:span text:style-name="T10">in_matrix</text:span>, <text:a xlink:type="simple" xlink:href="#matrix" text:style-name="Internet_20_link" text:visited-style-name="Visited_20_Internet_20_Link"><text:span text:style-name="T51">OUT </text:span></text:a><text:a xlink:type="simple" xlink:href="#matrix" text:style-name="Internet_20_link" text:visited-style-name="Visited_20_Internet_20_Link"><text:span text:style-name="T18">matrix </text:span></text:a>*<text:span text:style-name="T10">out_matrix</text:span>)</text:p>
          </table:table-cell>
          <table:table-cell table:style-name="Table1.B2" office:value-type="string">
            <text:p text:style-name="P66">Kopiuje <text:span text:style-name="T37">kolumnę</text:span> <text:span text:style-name="T15">i_source</text:span> macierzy <text:span text:style-name="T15">in_matrix</text:span> do <text:span text:style-name="T37">kolumny</text:span> <text:span text:style-name="T15">i_ rece</text:span><text:span text:style-name="T16">i</text:span><text:span text:style-name="T15">ver</text:span> macierzy <text:span text:style-name="T15">out_matrix</text:span>. <text:span text:style-name="T2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6"><text:span text:style-name="T17">int</text:span> <text:span text:style-name="T2">copy_matrix</text:span></text:p>
            <text:p text:style-name="P17">(IN <text:span text:style-name="T23">const </text:span><text:span text:style-name="T17">matrix</text:span>*, OUT <text:span text:style-name="T17">matrix</text:span>*)</text:p>
          </table:table-cell>
          <table:table-cell table:style-name="Table1.B2" office:value-type="string">
            <text:p text:style-name="P18">Kopiuje macierz IN do macierzy OUT, zwracając 1 w przypadku sukcesu i 0 w przeciwnym przypadku.</text:p>
          </table:table-cell>
        </table:table-row>
        <table:table-row>
          <table:table-cell table:style-name="Table1.A2" office:value-type="string">
            <text:p text:style-name="P56"><text:span text:style-name="T17">int</text:span> <text:span text:style-name="T2">copy_row_to_other_matrix</text:span></text:p>
            <text:p text:style-name="P58">(<text:span text:style-name="T17">int</text:span> <text:span text:style-name="T10">i_source</text:span>, <text:span text:style-name="T17">int</text:span> <text:span text:style-name="T10">i_rece</text:span><text:span text:style-name="T16">i</text:span><text:span text:style-name="T10">ve</text:span>r, <text:a xlink:type="simple" xlink:href="#matrix" text:style-name="Internet_20_link" text:visited-style-name="Visited_20_Internet_20_Link"><text:span text:style-name="T51">IN </text:span></text:a><text:span text:style-name="T21">cons </text:span><text:a xlink:type="simple" xlink:href="#matrix" text:style-name="Internet_20_link" text:visited-style-name="Visited_20_Internet_20_Link"><text:span text:style-name="T18">matrix </text:span></text:a>*<text:span text:style-name="T10">in_matrix</text:span>, <text:a xlink:type="simple" xlink:href="#matrix" text:style-name="Internet_20_link" text:visited-style-name="Visited_20_Internet_20_Link"><text:span text:style-name="T51">OUT </text:span></text:a><text:a xlink:type="simple" xlink:href="#matrix" text:style-name="Internet_20_link" text:visited-style-name="Visited_20_Internet_20_Link"><text:span text:style-name="T18">matrix </text:span></text:a>*<text:span text:style-name="T10">out_matrix</text:span>)</text:p>
          </table:table-cell>
          <table:table-cell table:style-name="Table1.B2" office:value-type="string">
            <text:p text:style-name="P66">Kopiuje wiersz <text:span text:style-name="T15">i_source</text:span> macierzy <text:span text:style-name="T15">in_matrix</text:span> do wierszu <text:span text:style-name="T15">i_ rece</text:span><text:span text:style-name="T16">i</text:span><text:span text:style-name="T15">ver</text:span> macierzy <text:span text:style-name="T15">out_matrix</text:span>. <text:span text:style-name="T2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4"><text:bookmark-start text:name="delete_matrix"/><text:span text:style-name="T17">int</text:span> <text:span text:style-name="T2">delete_matrix</text:span><text:bookmark-end text:name="delete_matrix"/></text:p>
            <text:p text:style-name="P44">(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45">Wyzwala pamięć dynamiczną, zajętą macierzą, podaną jako parametr. <text:span text:style-name="T2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8"><text:span text:style-name="T17">int</text:span> <text:span text:style-name="T2">init_matrix_as_unit</text:span></text:p>
            <text:p text:style-name="P39">(<text:span text:style-name="T56">MODIFIED</text:span> 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40">Inicjalizuje macierz <text:span text:style-name="T56">MODIFIED</text:span> jako jedynkową, to znaczy 1 na głównej przekątnej i 0 na pozostałych <text:span text:style-name="T34">miejscach.</text:span> <text:span text:style-name="T2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1"><text:bookmark-start text:name="init_matrix_by_function"/><text:span text:style-name="T17">int</text:span> <text:span text:style-name="T2">init_matrix_by_function</text:span><text:bookmark-end text:name="init_matrix_by_function"/></text:p>
            <text:p text:style-name="P42">(<text:span text:style-name="T56">MODIFIED</text:span> <text:a xlink:type="simple" xlink:href="#matrix" text:style-name="Internet_20_link" text:visited-style-name="Visited_20_Internet_20_Link"><text:span text:style-name="T18">matrix</text:span></text:a>*, <text:span text:style-name="T17">init_user</text:span>)</text:p>
          </table:table-cell>
          <table:table-cell table:style-name="Table1.B2" office:value-type="string">
            <text:p text:style-name="P43">Inicjalizuje <text:span text:style-name="T49">każdy element</text:span> macierz<text:span text:style-name="T49">y</text:span> <text:span text:style-name="T56">MODIFIED</text:span>, funkcj<text:span text:style-name="T43">ą</text:span> <text:a xlink:type="simple" xlink:href="#init_user" text:style-name="Internet_20_link" text:visited-style-name="Visited_20_Internet_20_Link"><text:span text:style-name="T19">init_user</text:span></text:a>. <text:span text:style-name="T2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4"><text:span text:style-name="T17">int</text:span> <text:span text:style-name="T2">init_matrix_by_random</text:span></text:p>
            <text:p text:style-name="P36">(<text:span text:style-name="T56">MODIFIED</text:span> <text:a xlink:type="simple" xlink:href="#matrix" text:style-name="Internet_20_link" text:visited-style-name="Visited_20_Internet_20_Link"><text:span text:style-name="T18">matrix</text:span></text:a>*, </text:p>
            <text:p text:style-name="P35"><text:soft-page-break/><text:span text:style-name="T24">int</text:span> <text:span text:style-name="T10">down</text:span>, <text:span text:style-name="T17">int</text:span> <text:span text:style-name="T10">up</text:span>)</text:p>
          </table:table-cell>
          <table:table-cell table:style-name="Table1.B2" office:value-type="string">
            <text:p text:style-name="P37">Inicjalizuje macierz <text:span text:style-name="T56">MODIFIED</text:span> wartościami losowymi typu <text:span text:style-name="T17">int</text:span> w zakresie od <text:span text:style-name="T10">down</text:span> do <text:span text:style-name="T10">up.</text:span><text:span text:style-name="T28"> </text:span><text:span text:style-name="T29">W przypadku sukcesu </text:span><text:soft-page-break/><text:span text:style-name="T29">zwraca 1, w przeciwnym przypadku 0.</text:span></text:p>
            <text:p text:style-name="P79"/>
            <text:p text:style-name="P79"/>
          </table:table-cell>
        </table:table-row>
        <table:table-row>
          <table:table-cell table:style-name="Table1.A2" office:value-type="string">
            <text:p text:style-name="P31"><text:span text:style-name="T17">int</text:span> <text:span text:style-name="T2">init_matrix</text:span></text:p>
            <text:p text:style-name="P32">(<text:span text:style-name="T56">MODIFIED</text:span> 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33">Inicjalizuje macierz, podaną w parametrze wartościami, odczytywanymi ze standardowego wejścia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60"><text:span text:style-name="T17">int</text:span> <text:span text:style-name="T2">inverse_matrix</text:span></text:p>
            <text:p text:style-name="P61">(IN <text:span text:style-name="T23">const</text:span> <text:a xlink:type="simple" xlink:href="#matrix" text:style-name="Internet_20_link" text:visited-style-name="Visited_20_Internet_20_Link"><text:span text:style-name="T18">matrix</text:span></text:a> *<text:span text:style-name="T10">in_matrix</text:span>, <text:a xlink:type="simple" xlink:href="#matrix" text:style-name="Internet_20_link" text:visited-style-name="Visited_20_Internet_20_Link"><text:span text:style-name="T51">OUT </text:span></text:a><text:a xlink:type="simple" xlink:href="#matrix" text:style-name="Internet_20_link" text:visited-style-name="Visited_20_Internet_20_Link"><text:span text:style-name="T18">matrix</text:span></text:a> *<text:span text:style-name="T10">out_matrix</text:span>)</text:p>
          </table:table-cell>
          <table:table-cell table:style-name="Table1.B2" office:value-type="string">
            <text:p text:style-name="P62">Zapisuje do macierzy <text:span text:style-name="T10">out_matrix</text:span> macierz odwrotną do macierzy <text:span text:style-name="T10">in_matrix</text:span>. <text:span text:style-name="T2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2"><text:span text:style-name="T17">int</text:span> <text:span text:style-name="T2">multiplex_matri</text:span><text:span text:style-name="T6">c</text:span><text:span text:style-name="T2">es</text:span></text:p>
            <text:p text:style-name="P23">(IN <text:span text:style-name="T23">const</text:span> <text:a xlink:type="simple" xlink:href="#matrix" text:style-name="Internet_20_link" text:visited-style-name="Visited_20_Internet_20_Link"><text:span text:style-name="T18">matrix</text:span></text:a>* <text:span text:style-name="T11">in_matrix_1</text:span>, <text:a xlink:type="simple" xlink:href="#matrix" text:style-name="Internet_20_link" text:visited-style-name="Visited_20_Internet_20_Link"><text:span text:style-name="T51">IN </text:span></text:a><text:a xlink:type="simple" xlink:href="#matrix" text:style-name="Internet_20_link" text:visited-style-name="Visited_20_Internet_20_Link"><text:span text:style-name="T21">const </text:span></text:a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18">matrix</text:span></text:a>* <text:span text:style-name="T11">in_matrix_2</text:span>, <text:a xlink:type="simple" xlink:href="#matrix" text:style-name="Internet_20_link" text:visited-style-name="Visited_20_Internet_20_Link"><text:span text:style-name="T51">OUT </text:span></text:a>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24">Zapisuje do macierzy OUT iloczyn macierzy <text:span text:style-name="T11">in_matrix_1</text:span> przez macierz <text:span text:style-name="T11">in_matrix_2</text:span>. W<text:span text:style-name="T25">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63"><text:span text:style-name="T17">int</text:span> <text:span text:style-name="T2">rank</text:span></text:p>
            <text:p text:style-name="P64">(IN <text:span text:style-name="T23">const</text:span> <text:a xlink:type="simple" xlink:href="#matrix" text:style-name="Internet_20_link" text:visited-style-name="Visited_20_Internet_20_Link"><text:span text:style-name="T20">matrix</text:span></text:a>*)</text:p>
          </table:table-cell>
          <table:table-cell table:style-name="Table1.B2" office:value-type="string">
            <text:p text:style-name="P65">Zwraca rang podanej macierzy.</text:p>
          </table:table-cell>
        </table:table-row>
        <table:table-row>
          <table:table-cell table:style-name="Table1.A2" office:value-type="string">
            <text:p text:style-name="P49"><text:span text:style-name="T17">int</text:span> <text:span text:style-name="T2">row_mult_on_const</text:span></text:p>
            <text:p text:style-name="P49">(<text:span text:style-name="T17">double</text:span> <text:span text:style-name="T10">factor</text:span>, <text:span text:style-name="T17">int</text:span> <text:span text:style-name="T10">i_row</text:span>, <text:a xlink:type="simple" xlink:href="#matrix" text:style-name="Internet_20_link" text:visited-style-name="Visited_20_Internet_20_Link"><text:span text:style-name="T51">MOD</text:span></text:a><text:a xlink:type="simple" xlink:href="#matrix" text:style-name="Internet_20_link" text:visited-style-name="Visited_20_Internet_20_Link"><text:span text:style-name="T53">I</text:span></text:a><text:a xlink:type="simple" xlink:href="#matrix" text:style-name="Internet_20_link" text:visited-style-name="Visited_20_Internet_20_Link"><text:span text:style-name="T51">FIED </text:span></text:a>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51">Mnoży wiersz <text:span text:style-name="T10">i_row</text:span> macierzy MOD<text:span text:style-name="T55">I</text:span>FIED przez wartość <text:span text:style-name="T10">factor</text:span>. <text:span text:style-name="T2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2"><text:span text:style-name="T17">int</text:span> <text:span text:style-name="T2">rows_sub</text:span></text:p>
            <text:p text:style-name="P52">(<text:span text:style-name="T17">double</text:span> <text:span text:style-name="T10">factor</text:span>, </text:p>
            <text:p text:style-name="P52"><text:span text:style-name="T17">int</text:span> <text:span text:style-name="T10">i_subtracted_row</text:span>, </text:p>
            <text:p text:style-name="P52"><text:span text:style-name="T17">int</text:span> <text:span text:style-name="T10">i_subtracting_row</text:span>, <text:a xlink:type="simple" xlink:href="#matrix" text:style-name="Internet_20_link" text:visited-style-name="Visited_20_Internet_20_Link"><text:span text:style-name="T51">MODYFIED </text:span></text:a>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54">Odejmuje od wiersza <text:span text:style-name="T10">i_subtracted_row </text:span><text:span text:style-name="T28">macierzy MODYFIED</text:span><text:span text:style-name="T10"> </text:span><text:span text:style-name="T28">wiersz </text:span><text:span text:style-name="T10">i_subtracting_row</text:span><text:span text:style-name="T28">, mnożony przez </text:span><text:span text:style-name="T10">factor. </text:span><text:span text:style-name="T2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6"><text:span text:style-name="T17">int</text:span> <text:span text:style-name="T2">rows_swap</text:span></text:p>
            <text:p text:style-name="P46">(<text:span text:style-name="T17">int</text:span> <text:span text:style-name="T10">i_row_1</text:span>, <text:span text:style-name="T17">int</text:span> <text:span text:style-name="T10">i_row_2</text:span>, <text:a xlink:type="simple" xlink:href="#matrix" text:style-name="Internet_20_link" text:visited-style-name="Visited_20_Internet_20_Link"><text:span text:style-name="T51">MOD</text:span></text:a><text:a xlink:type="simple" xlink:href="#matrix" text:style-name="Internet_20_link" text:visited-style-name="Visited_20_Internet_20_Link"><text:span text:style-name="T53">I</text:span></text:a><text:a xlink:type="simple" xlink:href="#matrix" text:style-name="Internet_20_link" text:visited-style-name="Visited_20_Internet_20_Link"><text:span text:style-name="T51">FIED </text:span></text:a>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47">Zamienia miejscami wierszy <text:span text:style-name="T10">i_row_1</text:span> i <text:span text:style-name="T10">i_row_2</text:span> macierzy <text:span text:style-name="T56">MODIFIED</text:span>. <text:span text:style-name="T2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8"><text:span text:style-name="T17">int</text:span> <text:span text:style-name="T2">show_matrix</text:span></text:p>
            <text:p text:style-name="P29">(IN <text:span text:style-name="T23">const</text:span> 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30">Wypisuje macierz IN <text:span text:style-name="T27">w konsoli. 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81"><text:span text:style-name="T17">int</text:span> <text:span text:style-name="T9">sub</text:span><text:span text:style-name="T8">_matrices</text:span></text:p>
            <text:p text:style-name="P81">(IN <text:span text:style-name="T23">const</text:span> <text:a xlink:type="simple" xlink:href="#matrix" text:style-name="Internet_20_link" text:visited-style-name="Visited_20_Internet_20_Link"><text:span text:style-name="T18">matrix</text:span></text:a>*,IN <text:span text:style-name="T23">const</text:span> <text:a xlink:type="simple" xlink:href="#matrix" text:style-name="Internet_20_link" text:visited-style-name="Visited_20_Internet_20_Link"><text:span text:style-name="T18">matrix</text:span></text:a>*, OUT 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80"><text:span text:style-name="T58">Odejmuje</text:span> <text:span text:style-name="T58">od</text:span> <text:span text:style-name="T58">pierwszej </text:span>macierz<text:span text:style-name="T58">y</text:span> wejściowe<text:span text:style-name="T58">j drugą</text:span> i zapisuje wynikową macierz do macierzy OUT. <text:span text:style-name="T26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9"><text:span text:style-name="T17">int</text:span> <text:span text:style-name="T2">transpo</text:span><text:span text:style-name="T7">se</text:span></text:p>
            <text:p text:style-name="P20">(IN <text:span text:style-name="T23">const</text:span> <text:a xlink:type="simple" xlink:href="#matrix" text:style-name="Internet_20_link" text:visited-style-name="Visited_20_Internet_20_Link"><text:span text:style-name="T18">matrix</text:span></text:a>*, OUT 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21">Zapisuje do macierzy OUT <text:span text:style-name="T26">transponowaną</text:span> macierz IN. <text:span text:style-name="T26">W</text:span> przypadku sukcesu zwraca 1, w przeciwnym przypadku 0.</text:p>
          </table:table-cell>
        </table:table-row>
        <table:table-row>
          <table:table-cell table:style-name="Table1.A2" office:value-type="string">
            <text:p text:style-name="P25"><text:span text:style-name="T17">int</text:span> <text:span text:style-name="T2">triangle_form</text:span></text:p>
            <text:p text:style-name="P26">(IN <text:span text:style-name="T23">const</text:span> <text:a xlink:type="simple" xlink:href="#matrix" text:style-name="Internet_20_link" text:visited-style-name="Visited_20_Internet_20_Link"><text:span text:style-name="T18">matrix</text:span></text:a>*, OUT 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27">Zapisuje do macierzy OUT macierz IN w postaci schodkowej. <text:span text:style-name="T26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3"><text:bookmark-start text:name="make_matrix"/><text:a xlink:type="simple" xlink:href="#matrix" text:style-name="Internet_20_link" text:visited-style-name="Visited_20_Internet_20_Link"><text:span text:style-name="T18">matrix</text:span></text:a><text:span text:style-name="T1"> </text:span><text:span text:style-name="T2">make_matrix</text:span><text:bookmark-end text:name="make_matrix"/></text:p>
            <text:p text:style-name="P13">(<text:span text:style-name="T17">int</text:span> <text:span text:style-name="T10">n_rows</text:span>, <text:span text:style-name="T17">int</text:span> <text:span text:style-name="T10">n_columns</text:span>)</text:p>
          </table:table-cell>
          <table:table-cell table:style-name="Table1.B2" office:value-type="string">
            <text:p text:style-name="P15">Funkcja tworzy nową macierz o <text:span text:style-name="T10">n_rows</text:span> wierszach i <text:span text:style-name="T10">n_columns</text:span> kolumnach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3in" fo:margin-bottom="0.7874in" fo:margin-left="1in" fo:margin-right="0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kumentacja do biblioteki funkcji w języku C «matrix», Uladzislau Harbuz 2016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4-29T22:52:56.480516600</meta:creation-date>
    <dc:date>2016-06-06T22:37:18.506305858</dc:date>
    <dc:creator>vlad </dc:creator>
    <meta:editing-duration>PT2H58M56S</meta:editing-duration>
    <meta:editing-cycles>62</meta:editing-cycles>
    <meta:generator>LibreOffice/5.1.3.1$Linux_X86_64 LibreOffice_project/10m0$Build-1</meta:generator>
    <meta:document-statistic meta:table-count="2" meta:image-count="0" meta:object-count="0" meta:page-count="3" meta:paragraph-count="105" meta:word-count="806" meta:character-count="5951" meta:non-whitespace-character-count="5242"/>
  </office:meta>
</office:document-meta>
</file>